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53.8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ternet_use</text:p>
          </table:table-cell>
          <table:table-cell office:value-type="string" calcext:value-type="string">
            <text:p>energy_use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total_population</text:p>
          </table:table-cell>
          <table:table-cell office:value-type="string" calcext:value-type="string">
            <text:p>m_in</text:p>
          </table:table-cell>
          <table:table-cell office:value-type="string" calcext:value-type="string">
            <text:p>m_out</text:p>
          </table:table-cell>
        </table:table-row>
        <table:table-row table:style-name="ro1">
          <table:table-cell table:number-columns-repeated="3"/>
          <table:table-cell office:value-type="float" office:value="12067570" calcext:value-type="float">
            <text:p>12067570</text:p>
          </table:table-cell>
          <table:table-cell office:value-type="float" office:value="50671" calcext:value-type="float">
            <text:p>50671</text:p>
          </table:table-cell>
          <table:table-cell office:value-type="float" office:value="6721952" calcext:value-type="float">
            <text:p>6721952</text:p>
          </table:table-cell>
        </table:table-row>
        <table:table-row table:style-name="ro1">
          <table:table-cell/>
          <table:table-cell office:value-type="float" office:value="2672707" calcext:value-type="float">
            <text:p>2672707</text:p>
          </table:table-cell>
          <table:table-cell office:value-type="float" office:value="2101624962.5" calcext:value-type="float">
            <text:p>2101624962.5</text:p>
          </table:table-cell>
          <table:table-cell office:value-type="float" office:value="3281453" calcext:value-type="float">
            <text:p>3281453</text:p>
          </table:table-cell>
          <table:table-cell office:value-type="float" office:value="58703" calcext:value-type="float">
            <text:p>58703</text:p>
          </table:table-cell>
          <table:table-cell office:value-type="float" office:value="178506" calcext:value-type="float">
            <text:p>178506</text:p>
          </table:table-cell>
        </table:table-row>
        <table:table-row table:style-name="ro1">
          <table:table-cell/>
          <table:table-cell office:value-type="float" office:value="22191936" calcext:value-type="float">
            <text:p>22191936</text:p>
          </table:table-cell>
          <table:table-cell office:value-type="float" office:value="62045098374.5482" calcext:value-type="float">
            <text:p>62045098374.5482</text:p>
          </table:table-cell>
          <table:table-cell office:value-type="float" office:value="25912364" calcext:value-type="float">
            <text:p>25912364</text:p>
          </table:table-cell>
          <table:table-cell office:value-type="float" office:value="258623" calcext:value-type="float">
            <text:p>258623</text:p>
          </table:table-cell>
          <table:table-cell office:value-type="float" office:value="905365" calcext:value-type="float">
            <text:p>905365</text:p>
          </table:table-cell>
        </table:table-row>
        <table:table-row table:style-name="ro1">
          <table:table-cell table:number-columns-repeated="3"/>
          <table:table-cell office:value-type="float" office:value="47044" calcext:value-type="float">
            <text:p>47044</text:p>
          </table:table-cell>
          <table:table-cell office:value-type="float" office:value="20486" calcext:value-type="float">
            <text:p>20486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table:number-columns-repeated="2"/>
          <table:table-cell office:value-type="float" office:value="1028989393.70295" calcext:value-type="float">
            <text:p>1028989393.70295</text:p>
          </table:table-cell>
          <table:table-cell office:value-type="float" office:value="54511" calcext:value-type="float">
            <text:p>54511</text:p>
          </table:table-cell>
          <table:table-cell office:value-type="float" office:value="38137" calcext:value-type="float">
            <text:p>38137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/>
          <table:table-cell office:value-type="float" office:value="5883156" calcext:value-type="float">
            <text:p>5883156</text:p>
          </table:table-cell>
          <table:table-cell office:value-type="float" office:value="10027408249.2145" calcext:value-type="float">
            <text:p>10027408249.2145</text:p>
          </table:table-cell>
          <table:table-cell office:value-type="float" office:value="11127870" calcext:value-type="float">
            <text:p>11127870</text:p>
          </table:table-cell>
          <table:table-cell office:value-type="float" office:value="27759" calcext:value-type="float">
            <text:p>27759</text:p>
          </table:table-cell>
          <table:table-cell office:value-type="float" office:value="809632" calcext:value-type="float">
            <text:p>809632</text:p>
          </table:table-cell>
        </table:table-row>
        <table:table-row table:style-name="ro1">
          <table:table-cell/>
          <table:table-cell office:value-type="float" office:value="98827.512" calcext:value-type="float">
            <text:p>98827.512</text:p>
          </table:table-cell>
          <table:table-cell office:value-type="float" office:value="391570363.454988" calcext:value-type="float">
            <text:p>391570363.454988</text:p>
          </table:table-cell>
          <table:table-cell office:value-type="float" office:value="61906" calcext:value-type="float">
            <text:p>61906</text:p>
          </table:table-cell>
          <table:table-cell office:value-type="float" office:value="11204" calcext:value-type="float">
            <text:p>11204</text:p>
          </table:table-cell>
          <table:table-cell office:value-type="float" office:value="21798" calcext:value-type="float">
            <text:p>21798</text:p>
          </table:table-cell>
        </table:table-row>
        <table:table-row table:style-name="ro1">
          <table:table-cell table:number-columns-repeated="2"/>
          <table:table-cell office:value-type="float" office:value="446018089282.657" calcext:value-type="float">
            <text:p>446018089282.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073714" calcext:value-type="float">
            <text:p>46073714</text:p>
          </table:table-cell>
          <table:table-cell office:value-type="float" office:value="141352368714.691" calcext:value-type="float">
            <text:p>141352368714.691</text:p>
          </table:table-cell>
          <table:table-cell office:value-type="float" office:value="32729740" calcext:value-type="float">
            <text:p>32729740</text:p>
          </table:table-cell>
          <table:table-cell office:value-type="float" office:value="1565392" calcext:value-type="float">
            <text:p>1565392</text:p>
          </table:table-cell>
          <table:table-cell office:value-type="float" office:value="430045" calcext:value-type="float">
            <text:p>430045</text:p>
          </table:table-cell>
        </table:table-row>
        <table:table-row table:style-name="ro1">
          <table:table-cell/>
          <table:table-cell office:value-type="float" office:value="7696645" calcext:value-type="float">
            <text:p>7696645</text:p>
          </table:table-cell>
          <table:table-cell office:value-type="float" office:value="2256838858.42714" calcext:value-type="float">
            <text:p>2256838858.42714</text:p>
          </table:table-cell>
          <table:table-cell office:value-type="float" office:value="3544695" calcext:value-type="float">
            <text:p>3544695</text:p>
          </table:table-cell>
          <table:table-cell office:value-type="float" office:value="564662" calcext:value-type="float">
            <text:p>564662</text:p>
          </table:table-cell>
          <table:table-cell office:value-type="float" office:value="899295" calcext:value-type="float">
            <text:p>899295</text:p>
          </table:table-cell>
        </table:table-row>
        <table:table-row table:style-name="ro1">
          <table:table-cell table:number-columns-repeated="3"/>
          <table:table-cell office:value-type="float" office:value="62148" calcext:value-type="float">
            <text:p>62148</text:p>
          </table:table-cell>
          <table:table-cell office:value-type="float" office:value="11099" calcext:value-type="float">
            <text:p>11099</text:p>
          </table:table-cell>
          <table:table-cell office:value-type="float" office:value="10571" calcext:value-type="float">
            <text:p>10571</text:p>
          </table:table-cell>
        </table:table-row>
        <table:table-row table:style-name="ro1">
          <table:table-cell office:value-type="float" office:value="100028.687193739" calcext:value-type="float">
            <text:p>100028.687193739</text:p>
          </table:table-cell>
          <table:table-cell office:value-type="float" office:value="86226020" calcext:value-type="float">
            <text:p>86226020</text:p>
          </table:table-cell>
          <table:table-cell office:value-type="float" office:value="310954982685.648" calcext:value-type="float">
            <text:p>310954982685.648</text:p>
          </table:table-cell>
          <table:table-cell office:value-type="float" office:value="17096869" calcext:value-type="float">
            <text:p>17096869</text:p>
          </table:table-cell>
          <table:table-cell office:value-type="float" office:value="3948318" calcext:value-type="float">
            <text:p>3948318</text:p>
          </table:table-cell>
          <table:table-cell office:value-type="float" office:value="303406" calcext:value-type="float">
            <text:p>3034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841985" calcext:value-type="float">
            <text:p>24841985</text:p>
          </table:table-cell>
          <table:table-cell office:value-type="float" office:value="166062376739.683" calcext:value-type="float">
            <text:p>166062376739.683</text:p>
          </table:table-cell>
          <table:table-cell office:value-type="float" office:value="7706571" calcext:value-type="float">
            <text:p>7706571</text:p>
          </table:table-cell>
          <table:table-cell office:value-type="float" office:value="793239" calcext:value-type="float">
            <text:p>793239</text:p>
          </table:table-cell>
          <table:table-cell office:value-type="float" office:value="505334" calcext:value-type="float">
            <text:p>505334</text:p>
          </table:table-cell>
        </table:table-row>
        <table:table-row table:style-name="ro1">
          <table:table-cell/>
          <table:table-cell office:value-type="float" office:value="26148489" calcext:value-type="float">
            <text:p>26148489</text:p>
          </table:table-cell>
          <table:table-cell office:value-type="float" office:value="8858006035.91566" calcext:value-type="float">
            <text:p>8858006035.91566</text:p>
          </table:table-cell>
          <table:table-cell office:value-type="float" office:value="7216503" calcext:value-type="float">
            <text:p>7216503</text:p>
          </table:table-cell>
          <table:table-cell office:value-type="float" office:value="357078" calcext:value-type="float">
            <text:p>357078</text:p>
          </table:table-cell>
          <table:table-cell office:value-type="float" office:value="1634021" calcext:value-type="float">
            <text:p>1634021</text:p>
          </table:table-cell>
        </table:table-row>
        <table:table-row table:style-name="ro1">
          <table:table-cell/>
          <table:table-cell office:value-type="float" office:value="4350016" calcext:value-type="float">
            <text:p>4350016</text:p>
          </table:table-cell>
          <table:table-cell office:value-type="float" office:value="4229787378.87456" calcext:value-type="float">
            <text:p>4229787378.87456</text:p>
          </table:table-cell>
          <table:table-cell office:value-type="float" office:value="495944" calcext:value-type="float">
            <text:p>495944</text:p>
          </table:table-cell>
          <table:table-cell office:value-type="float" office:value="170701" calcext:value-type="float">
            <text:p>170701</text:p>
          </table:table-cell>
          <table:table-cell office:value-type="float" office:value="12274" calcext:value-type="float">
            <text:p>12274</text:p>
          </table:table-cell>
        </table:table-row>
        <table:table-row table:style-name="ro1">
          <table:table-cell/>
          <table:table-cell office:value-type="float" office:value="12735601" calcext:value-type="float">
            <text:p>12735601</text:p>
          </table:table-cell>
          <table:table-cell office:value-type="float" office:value="31598341233.5793" calcext:value-type="float">
            <text:p>31598341233.5793</text:p>
          </table:table-cell>
          <table:table-cell office:value-type="float" office:value="105983136" calcext:value-type="float">
            <text:p>105983136</text:p>
          </table:table-cell>
          <table:table-cell office:value-type="float" office:value="641620" calcext:value-type="float">
            <text:p>641620</text:p>
          </table:table-cell>
          <table:table-cell office:value-type="float" office:value="5449231" calcext:value-type="float">
            <text:p>5449231</text:p>
          </table:table-cell>
        </table:table-row>
        <table:table-row table:style-name="ro1">
          <table:table-cell/>
          <table:table-cell office:value-type="float" office:value="321988.32" calcext:value-type="float">
            <text:p>321988.32</text:p>
          </table:table-cell>
          <table:table-cell office:value-type="float" office:value="2012131370.25539" calcext:value-type="float">
            <text:p>2012131370.25539</text:p>
          </table:table-cell>
          <table:table-cell office:value-type="float" office:value="260374" calcext:value-type="float">
            <text:p>260374</text:p>
          </table:table-cell>
          <table:table-cell office:value-type="float" office:value="18452" calcext:value-type="float">
            <text:p>18452</text:p>
          </table:table-cell>
          <table:table-cell office:value-type="float" office:value="84616" calcext:value-type="float">
            <text:p>84616</text:p>
          </table:table-cell>
        </table:table-row>
        <table:table-row table:style-name="ro1">
          <table:table-cell/>
          <table:table-cell office:value-type="float" office:value="45548433" calcext:value-type="float">
            <text:p>45548433</text:p>
          </table:table-cell>
          <table:table-cell office:value-type="float" office:value="17369598958.1159" calcext:value-type="float">
            <text:p>17369598958.1159</text:p>
          </table:table-cell>
          <table:table-cell office:value-type="float" office:value="10231983" calcext:value-type="float">
            <text:p>10231983</text:p>
          </table:table-cell>
          <table:table-cell office:value-type="float" office:value="1248782" calcext:value-type="float">
            <text:p>1248782</text:p>
          </table:table-cell>
          <table:table-cell office:value-type="float" office:value="1768769" calcext:value-type="float">
            <text:p>1768769</text:p>
          </table:table-cell>
        </table:table-row>
        <table:table-row table:style-name="ro1">
          <table:table-cell office:value-type="float" office:value="100.1607159127" calcext:value-type="float">
            <text:p>100.1607159127</text:p>
          </table:table-cell>
          <table:table-cell office:value-type="float" office:value="48283836" calcext:value-type="float">
            <text:p>48283836</text:p>
          </table:table-cell>
          <table:table-cell office:value-type="float" office:value="206431036697.248" calcext:value-type="float">
            <text:p>206431036697.248</text:p>
          </table:table-cell>
          <table:table-cell office:value-type="float" office:value="9978241" calcext:value-type="float">
            <text:p>9978241</text:p>
          </table:table-cell>
          <table:table-cell office:value-type="float" office:value="876683" calcext:value-type="float">
            <text:p>876683</text:p>
          </table:table-cell>
          <table:table-cell office:value-type="float" office:value="360794" calcext:value-type="float">
            <text:p>360794</text:p>
          </table:table-cell>
        </table:table-row>
        <table:table-row table:style-name="ro1">
          <table:table-cell/>
          <table:table-cell office:value-type="float" office:value="106218" calcext:value-type="float">
            <text:p>106218</text:p>
          </table:table-cell>
          <table:table-cell office:value-type="float" office:value="413050000" calcext:value-type="float">
            <text:p>413050000</text:p>
          </table:table-cell>
          <table:table-cell office:value-type="float" office:value="187552" calcext:value-type="float">
            <text:p>187552</text:p>
          </table:table-cell>
          <table:table-cell office:value-type="float" office:value="29314" calcext:value-type="float">
            <text:p>29314</text:p>
          </table:table-cell>
          <table:table-cell office:value-type="float" office:value="36080" calcext:value-type="float">
            <text:p>36080</text:p>
          </table:table-cell>
        </table:table-row>
        <table:table-row table:style-name="ro1">
          <table:table-cell/>
          <table:table-cell office:value-type="float" office:value="1661315" calcext:value-type="float">
            <text:p>1661315</text:p>
          </table:table-cell>
          <table:table-cell office:value-type="float" office:value="1959965330.47596" calcext:value-type="float">
            <text:p>1959965330.47596</text:p>
          </table:table-cell>
          <table:table-cell office:value-type="float" office:value="5001271" calcext:value-type="float">
            <text:p>5001271</text:p>
          </table:table-cell>
          <table:table-cell office:value-type="float" office:value="63876" calcext:value-type="float">
            <text:p>63876</text:p>
          </table:table-cell>
          <table:table-cell office:value-type="float" office:value="233625" calcext:value-type="float">
            <text:p>233625</text:p>
          </table:table-cell>
        </table:table-row>
        <table:table-row table:style-name="ro1">
          <table:table-cell table:number-columns-repeated="2"/>
          <table:table-cell office:value-type="float" office:value="1592400000" calcext:value-type="float">
            <text:p>1592400000</text:p>
          </table:table-cell>
          <table:table-cell office:value-type="float" office:value="60931" calcext:value-type="float">
            <text:p>60931</text:p>
          </table:table-cell>
          <table:table-cell office:value-type="float" office:value="15030" calcext:value-type="float">
            <text:p>15030</text:p>
          </table:table-cell>
          <table:table-cell office:value-type="float" office:value="71352" calcext:value-type="float">
            <text:p>71352</text:p>
          </table:table-cell>
        </table:table-row>
        <table:table-row table:style-name="ro1">
          <table:table-cell/>
          <table:table-cell office:value-type="float" office:value="55974.948" calcext:value-type="float">
            <text:p>55974.948</text:p>
          </table:table-cell>
          <table:table-cell office:value-type="float" office:value="299787275.842376" calcext:value-type="float">
            <text:p>299787275.842376</text:p>
          </table:table-cell>
          <table:table-cell office:value-type="float" office:value="535505" calcext:value-type="float">
            <text:p>535505</text:p>
          </table:table-cell>
          <table:table-cell office:value-type="float" office:value="21982" calcext:value-type="float">
            <text:p>21982</text:p>
          </table:table-cell>
          <table:table-cell office:value-type="float" office:value="28341" calcext:value-type="float">
            <text:p>28341</text:p>
          </table:table-cell>
        </table:table-row>
        <table:table-row table:style-name="ro1">
          <table:table-cell/>
          <table:table-cell office:value-type="float" office:value="2610591" calcext:value-type="float">
            <text:p>2610591</text:p>
          </table:table-cell>
          <table:table-cell office:value-type="float" office:value="4867582620.20708" calcext:value-type="float">
            <text:p>4867582620.20708</text:p>
          </table:table-cell>
          <table:table-cell office:value-type="float" office:value="6856246" calcext:value-type="float">
            <text:p>6856246</text:p>
          </table:table-cell>
          <table:table-cell office:value-type="float" office:value="72706" calcext:value-type="float">
            <text:p>72706</text:p>
          </table:table-cell>
          <table:table-cell office:value-type="float" office:value="224178" calcext:value-type="float">
            <text:p>224178</text:p>
          </table:table-cell>
        </table:table-row>
        <table:table-row table:style-name="ro1">
          <table:table-cell/>
          <table:table-cell office:value-type="float" office:value="7017596" calcext:value-type="float">
            <text:p>7017596</text:p>
          </table:table-cell>
          <table:table-cell/>
          <table:table-cell office:value-type="float" office:value="4526996" calcext:value-type="float">
            <text:p>4526996</text:p>
          </table:table-cell>
          <table:table-cell office:value-type="float" office:value="54542" calcext:value-type="float">
            <text:p>54542</text:p>
          </table:table-cell>
          <table:table-cell office:value-type="float" office:value="843208" calcext:value-type="float">
            <text:p>843208</text:p>
          </table:table-cell>
        </table:table-row>
        <table:table-row table:style-name="ro1">
          <table:table-cell/>
          <table:table-cell office:value-type="float" office:value="1261176" calcext:value-type="float">
            <text:p>1261176</text:p>
          </table:table-cell>
          <table:table-cell office:value-type="float" office:value="3790636664.02546" calcext:value-type="float">
            <text:p>3790636664.02546</text:p>
          </table:table-cell>
          <table:table-cell office:value-type="float" office:value="1379814" calcext:value-type="float">
            <text:p>1379814</text:p>
          </table:table-cell>
          <table:table-cell office:value-type="float" office:value="25829" calcext:value-type="float">
            <text:p>25829</text:p>
          </table:table-cell>
          <table:table-cell office:value-type="float" office:value="25884" calcext:value-type="float">
            <text:p>25884</text:p>
          </table:table-cell>
        </table:table-row>
        <table:table-row table:style-name="ro1">
          <table:table-cell/>
          <table:table-cell office:value-type="float" office:value="140231402" calcext:value-type="float">
            <text:p>140231402</text:p>
          </table:table-cell>
          <table:table-cell office:value-type="float" office:value="461951782000" calcext:value-type="float">
            <text:p>461951782000</text:p>
          </table:table-cell>
          <table:table-cell office:value-type="float" office:value="150393143" calcext:value-type="float">
            <text:p>150393143</text:p>
          </table:table-cell>
          <table:table-cell office:value-type="float" office:value="770323" calcext:value-type="float">
            <text:p>770323</text:p>
          </table:table-cell>
          <table:table-cell office:value-type="float" office:value="497223" calcext:value-type="float">
            <text:p>497223</text:p>
          </table:table-cell>
        </table:table-row>
        <table:table-row table:style-name="ro1">
          <table:table-cell table:number-columns-repeated="3"/>
          <table:table-cell office:value-type="float" office:value="16459" calcext:value-type="float">
            <text:p>16459</text:p>
          </table:table-cell>
          <table:table-cell office:value-type="float" office:value="7516" calcext:value-type="float">
            <text:p>7516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/>
          <table:table-cell office:value-type="float" office:value="1762414" calcext:value-type="float">
            <text:p>1762414</text:p>
          </table:table-cell>
          <table:table-cell office:value-type="float" office:value="3520551724.13793" calcext:value-type="float">
            <text:p>3520551724.13793</text:p>
          </table:table-cell>
          <table:table-cell office:value-type="float" office:value="256939" calcext:value-type="float">
            <text:p>256939</text:p>
          </table:table-cell>
          <table:table-cell office:value-type="float" office:value="72400" calcext:value-type="float">
            <text:p>72400</text:p>
          </table:table-cell>
          <table:table-cell office:value-type="float" office:value="24703" calcext:value-type="float">
            <text:p>24703</text:p>
          </table:table-cell>
        </table:table-row>
        <table:table-row table:style-name="ro1">
          <table:table-cell/>
          <table:table-cell office:value-type="float" office:value="28562514" calcext:value-type="float">
            <text:p>28562514</text:p>
          </table:table-cell>
          <table:table-cell office:value-type="float" office:value="20726301369.863" calcext:value-type="float">
            <text:p>20726301369.863</text:p>
          </table:table-cell>
          <table:table-cell office:value-type="float" office:value="8821111" calcext:value-type="float">
            <text:p>8821111</text:p>
          </table:table-cell>
          <table:table-cell office:value-type="float" office:value="19077" calcext:value-type="float">
            <text:p>19077</text:p>
          </table:table-cell>
          <table:table-cell office:value-type="float" office:value="615400" calcext:value-type="float">
            <text:p>615400</text:p>
          </table:table-cell>
        </table:table-row>
        <table:table-row table:style-name="ro1">
          <table:table-cell table:number-columns-repeated="2"/>
          <table:table-cell office:value-type="float" office:value="3101300779.08364" calcext:value-type="float">
            <text:p>3101300779.08364</text:p>
          </table:table-cell>
          <table:table-cell office:value-type="float" office:value="8811033" calcext:value-type="float">
            <text:p>8811033</text:p>
          </table:table-cell>
          <table:table-cell office:value-type="float" office:value="326879" calcext:value-type="float">
            <text:p>326879</text:p>
          </table:table-cell>
          <table:table-cell office:value-type="float" office:value="1018838" calcext:value-type="float">
            <text:p>1018838</text:p>
          </table:table-cell>
        </table:table-row>
        <table:table-row table:style-name="ro1">
          <table:table-cell table:number-columns-repeated="2"/>
          <table:table-cell office:value-type="float" office:value="1132101252.51817" calcext:value-type="float">
            <text:p>1132101252.51817</text:p>
          </table:table-cell>
          <table:table-cell office:value-type="float" office:value="5613141" calcext:value-type="float">
            <text:p>5613141</text:p>
          </table:table-cell>
          <table:table-cell office:value-type="float" office:value="273491" calcext:value-type="float">
            <text:p>273491</text:p>
          </table:table-cell>
          <table:table-cell office:value-type="float" office:value="337184" calcext:value-type="float">
            <text:p>337184</text:p>
          </table:table-cell>
        </table:table-row>
        <table:table-row table:style-name="ro1">
          <table:table-cell table:number-columns-repeated="3"/>
          <table:table-cell office:value-type="float" office:value="9008856" calcext:value-type="float">
            <text:p>9008856</text:p>
          </table:table-cell>
          <table:table-cell office:value-type="float" office:value="32682" calcext:value-type="float">
            <text:p>32682</text:p>
          </table:table-cell>
          <table:table-cell office:value-type="float" office:value="354174" calcext:value-type="float">
            <text:p>354174</text:p>
          </table:table-cell>
        </table:table-row>
        <table:table-row table:style-name="ro1">
          <table:table-cell/>
          <table:table-cell office:value-type="float" office:value="4980850" calcext:value-type="float">
            <text:p>4980850</text:p>
          </table:table-cell>
          <table:table-cell office:value-type="float" office:value="11151578702.7205" calcext:value-type="float">
            <text:p>11151578702.7205</text:p>
          </table:table-cell>
          <table:table-cell office:value-type="float" office:value="12070359" calcext:value-type="float">
            <text:p>12070359</text:p>
          </table:table-cell>
          <table:table-cell office:value-type="float" office:value="212475" calcext:value-type="float">
            <text:p>212475</text:p>
          </table:table-cell>
          <table:table-cell office:value-type="float" office:value="115243" calcext:value-type="float">
            <text:p>11524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8542479" calcext:value-type="float">
            <text:p>208542479</text:p>
          </table:table-cell>
          <table:table-cell office:value-type="float" office:value="593929550908.468" calcext:value-type="float">
            <text:p>593929550908.468</text:p>
          </table:table-cell>
          <table:table-cell office:value-type="float" office:value="27662440" calcext:value-type="float">
            <text:p>27662440</text:p>
          </table:table-cell>
          <table:table-cell office:value-type="float" office:value="4328215" calcext:value-type="float">
            <text:p>4328215</text:p>
          </table:table-cell>
          <table:table-cell office:value-type="float" office:value="996566" calcext:value-type="float">
            <text:p>996566</text:p>
          </table:table-cell>
        </table:table-row>
        <table:table-row table:style-name="ro1">
          <table:table-cell/>
          <table:table-cell office:value-type="float" office:value="29046.122" calcext:value-type="float">
            <text:p>29046.122</text:p>
          </table:table-cell>
          <table:table-cell office:value-type="float" office:value="306891107.262039" calcext:value-type="float">
            <text:p>306891107.262039</text:p>
          </table:table-cell>
          <table:table-cell office:value-type="float" office:value="341256" calcext:value-type="float">
            <text:p>341256</text:p>
          </table:table-cell>
          <table:table-cell office:value-type="float" office:value="7144" calcext:value-type="float">
            <text:p>7144</text:p>
          </table:table-cell>
          <table:table-cell office:value-type="float" office:value="91661" calcext:value-type="float">
            <text:p>91661</text:p>
          </table:table-cell>
        </table:table-row>
        <table:table-row table:style-name="ro1">
          <table:table-cell table:number-columns-repeated="2"/>
          <table:table-cell office:value-type="float" office:value="17661533071.7421" calcext:value-type="float">
            <text:p>17661533071.74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009" calcext:value-type="float">
            <text:p>25009</text:p>
          </table:table-cell>
          <table:table-cell office:value-type="float" office:value="9314" calcext:value-type="float">
            <text:p>931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2"/>
          <table:table-cell office:value-type="float" office:value="1440711459.411" calcext:value-type="float">
            <text:p>1440711459.411</text:p>
          </table:table-cell>
          <table:table-cell office:value-type="float" office:value="2937832" calcext:value-type="float">
            <text:p>2937832</text:p>
          </table:table-cell>
          <table:table-cell office:value-type="float" office:value="57307" calcext:value-type="float">
            <text:p>57307</text:p>
          </table:table-cell>
          <table:table-cell office:value-type="float" office:value="46234" calcext:value-type="float">
            <text:p>46234</text:p>
          </table:table-cell>
        </table:table-row>
        <table:table-row table:style-name="ro1">
          <table:table-cell table:number-columns-repeated="2"/>
          <table:table-cell office:value-type="float" office:value="254126221996.564" calcext:value-type="float">
            <text:p>254126221996.5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8605558.05436" calcext:value-type="float">
            <text:p>1738605558.05436</text:p>
          </table:table-cell>
          <table:table-cell office:value-type="float" office:value="5958022" calcext:value-type="float">
            <text:p>5958022</text:p>
          </table:table-cell>
          <table:table-cell office:value-type="float" office:value="69111" calcext:value-type="float">
            <text:p>69111</text:p>
          </table:table-cell>
          <table:table-cell office:value-type="float" office:value="336901" calcext:value-type="float">
            <text:p>336901</text:p>
          </table:table-cell>
        </table:table-row>
        <table:table-row table:style-name="ro1">
          <table:table-cell table:number-columns-repeated="5"/>
          <table:table-cell office:value-type="float" office:value="18727" calcext:value-type="float">
            <text:p>18727</text:p>
          </table:table-cell>
        </table:table-row>
        <table:table-row table:style-name="ro1">
          <table:table-cell/>
          <table:table-cell office:value-type="float" office:value="14009344" calcext:value-type="float">
            <text:p>14009344</text:p>
          </table:table-cell>
          <table:table-cell office:value-type="float" office:value="31558927517.2188" calcext:value-type="float">
            <text:p>31558927517.2188</text:p>
          </table:table-cell>
          <table:table-cell office:value-type="float" office:value="13141202" calcext:value-type="float">
            <text:p>13141202</text:p>
          </table:table-cell>
          <table:table-cell office:value-type="float" office:value="107501" calcext:value-type="float">
            <text:p>107501</text:p>
          </table:table-cell>
          <table:table-cell office:value-type="float" office:value="489341" calcext:value-type="float">
            <text:p>489341</text:p>
          </table:table-cell>
        </table:table-row>
        <table:table-row table:style-name="ro1">
          <table:table-cell/>
          <table:table-cell office:value-type="float" office:value="872118625" calcext:value-type="float">
            <text:p>872118625</text:p>
          </table:table-cell>
          <table:table-cell office:value-type="float" office:value="358973230048.399" calcext:value-type="float">
            <text:p>358973230048.399</text:p>
          </table:table-cell>
          <table:table-cell office:value-type="float" office:value="1154605773" calcext:value-type="float">
            <text:p>1154605773</text:p>
          </table:table-cell>
          <table:table-cell office:value-type="float" office:value="298400" calcext:value-type="float">
            <text:p>298400</text:p>
          </table:table-cell>
          <table:table-cell office:value-type="float" office:value="4227807" calcext:value-type="float">
            <text:p>4227807</text:p>
          </table:table-cell>
        </table:table-row>
        <table:table-row table:style-name="ro1">
          <table:table-cell/>
          <table:table-cell office:value-type="float" office:value="24222605" calcext:value-type="float">
            <text:p>24222605</text:p>
          </table:table-cell>
          <table:table-cell office:value-type="float" office:value="40274204595.2296" calcext:value-type="float">
            <text:p>40274204595.2296</text:p>
          </table:table-cell>
          <table:table-cell office:value-type="float" office:value="34271563" calcext:value-type="float">
            <text:p>34271563</text:p>
          </table:table-cell>
          <table:table-cell office:value-type="float" office:value="103448" calcext:value-type="float">
            <text:p>103448</text:p>
          </table:table-cell>
          <table:table-cell office:value-type="float" office:value="1007042" calcext:value-type="float">
            <text:p>1007042</text:p>
          </table:table-cell>
        </table:table-row>
        <table:table-row table:style-name="ro1">
          <table:table-cell/>
          <table:table-cell office:value-type="float" office:value="17846.7798509633" calcext:value-type="float">
            <text:p>17846.7798509633</text:p>
          </table:table-cell>
          <table:table-cell office:value-type="float" office:value="250030778.38846" calcext:value-type="float">
            <text:p>250030778.38846</text:p>
          </table:table-cell>
          <table:table-cell office:value-type="float" office:value="415144" calcext:value-type="float">
            <text:p>415144</text:p>
          </table:table-cell>
          <table:table-cell office:value-type="float" office:value="12560" calcext:value-type="float">
            <text:p>12560</text:p>
          </table:table-cell>
          <table:table-cell office:value-type="float" office:value="40076" calcext:value-type="float">
            <text:p>40076</text:p>
          </table:table-cell>
        </table:table-row>
        <table:table-row table:style-name="ro1">
          <table:table-cell/>
          <table:table-cell office:value-type="float" office:value="2027394" calcext:value-type="float">
            <text:p>2027394</text:p>
          </table:table-cell>
          <table:table-cell office:value-type="float" office:value="7403457319.20472" calcext:value-type="float">
            <text:p>7403457319.20472</text:p>
          </table:table-cell>
          <table:table-cell office:value-type="float" office:value="3095994" calcext:value-type="float">
            <text:p>3095994</text:p>
          </table:table-cell>
          <table:table-cell office:value-type="float" office:value="209300" calcext:value-type="float">
            <text:p>209300</text:p>
          </table:table-cell>
          <table:table-cell office:value-type="float" office:value="69488" calcext:value-type="float">
            <text:p>69488</text:p>
          </table:table-cell>
        </table:table-row>
        <table:table-row table:style-name="ro1">
          <table:table-cell/>
          <table:table-cell office:value-type="float" office:value="8993861" calcext:value-type="float">
            <text:p>8993861</text:p>
          </table:table-cell>
          <table:table-cell/>
          <table:table-cell office:value-type="float" office:value="4776374" calcext:value-type="float">
            <text:p>4776374</text:p>
          </table:table-cell>
          <table:table-cell office:value-type="float" office:value="371626" calcext:value-type="float">
            <text:p>371626</text:p>
          </table:table-cell>
          <table:table-cell office:value-type="float" office:value="379122" calcext:value-type="float">
            <text:p>379122</text:p>
          </table:table-cell>
        </table:table-row>
        <table:table-row table:style-name="ro1">
          <table:table-cell/>
          <table:table-cell office:value-type="float" office:value="17689038" calcext:value-type="float">
            <text:p>17689038</text:p>
          </table:table-cell>
          <table:table-cell office:value-type="float" office:value="28645436550.5319" calcext:value-type="float">
            <text:p>28645436550.5319</text:p>
          </table:table-cell>
          <table:table-cell office:value-type="float" office:value="10582082" calcext:value-type="float">
            <text:p>10582082</text:p>
          </table:table-cell>
          <table:table-cell office:value-type="float" office:value="29587" calcext:value-type="float">
            <text:p>29587</text:p>
          </table:table-cell>
          <table:table-cell office:value-type="float" office:value="835185" calcext:value-type="float">
            <text:p>835185</text:p>
          </table:table-cell>
        </table:table-row>
        <table:table-row table:style-name="ro1">
          <table:table-cell table:number-columns-repeated="3"/>
          <table:table-cell office:value-type="float" office:value="146674" calcext:value-type="float">
            <text:p>146674</text:p>
          </table:table-cell>
          <table:table-cell office:value-type="float" office:value="0" calcext:value-type="float">
            <text:p>0</text:p>
          </table:table-cell>
          <table:table-cell office:value-type="float" office:value="41843" calcext:value-type="float">
            <text:p>41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20:56:29.215696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31T20:56:29.696186805</meta:creation-date>
    <meta:editing-duration>PT53S</meta:editing-duration>
    <meta:editing-cycles>2</meta:editing-cycles>
    <dc:date>2017-03-31T20:57:22.624075439</dc:date>
    <meta:document-statistic meta:table-count="1" meta:cell-count="222" meta:object-count="0"/>
  </office:meta>
</office:document-meta>
</file>